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b3b1" officeooo:paragraph-rsid="000ab3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Write your post h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3:24:45.338400075</meta:creation-date>
    <dc:date>2015-06-11T13:38:46.383635612</dc:date>
    <meta:editing-duration>PT57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